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45000001604134E4DD.tif"/>
  <manifest:file-entry manifest:media-type="image/tiff" manifest:full-path="Pictures/10000000000005A000000384A3CC809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28cm" svg:height="21cm" svg:x="0cm" svg:y="0cm">
          <draw:image xlink:href="Pictures/10000000000005A000000384A3CC8098.tif" xlink:type="simple" xlink:show="embed" xlink:actuate="onLoad">
            <text:p/>
          </draw:image>
        </draw:frame>
        <draw:frame draw:style-name="gr1" draw:text-style-name="P1" draw:layer="layout" svg:width="14.054cm" svg:height="8.514cm" svg:x="6.978cm" svg:y="6.225cm">
          <draw:image xlink:href="Pictures/1000000000000245000001604134E4DD.t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9T13:39:20</meta:creation-date>
    <meta:editing-duration>PT00H01M59S</meta:editing-duration>
    <meta:editing-cycles>2</meta:editing-cycles>
    <dc:date>2009-03-19T13:41:04</dc:date>
    <meta:document-statistic meta:object-count="25"/>
    <meta:generator>OpenOffice.org/3.0$Unix OpenOffice.org_project/300m15$Build-9379</meta:generator>
  </office:meta>
</office:document-meta>
</file>